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text-properties style:font-name-complex="Times New Roman" fo:font-weight="bold" style:font-weight-asian="bold"/>
    </style:style>
    <style:style style:name="P5" style:parent-style-name="Standard" style:family="paragraph">
      <style:text-properties style:font-name-complex="Times New Roman" fo:font-weight="bold" style:font-weight-asian="bold"/>
    </style:style>
    <style:style style:name="P6" style:parent-style-name="Standard" style:family="paragraph">
      <style:text-properties style:font-name-complex="Times New Roman" fo:font-weight="bold" style:font-weight-asian="bold"/>
    </style:style>
    <style:style style:name="P7" style:parent-style-name="Standard" style:family="paragraph">
      <style:text-properties style:font-name-complex="Times New Roman"/>
    </style:style>
    <style:style style:name="T8" style:parent-style-name="DefaultParagraphFont" style:family="text">
      <style:text-properties style:font-name-complex="Times New Roman"/>
    </style:style>
    <style:style style:name="T9" style:parent-style-name="DefaultParagraphFont" style:family="text">
      <style:text-properties style:font-name-complex="Times New Roman"/>
    </style:style>
    <style:style style:name="T10" style:parent-style-name="DefaultParagraphFont" style:family="text">
      <style:text-properties style:font-name-complex="Times New Roman"/>
    </style:style>
    <style:style style:name="P11" style:parent-style-name="Standard" style:family="paragraph">
      <style:text-properties style:font-name-complex="Times New Roman"/>
    </style:style>
    <style:style style:name="P12" style:parent-style-name="Standard" style:family="paragraph">
      <style:text-properties style:font-name-complex="Times New Roman" fo:font-weight="bold" style:font-weight-asian="bold"/>
    </style:style>
    <style:style style:name="P13" style:parent-style-name="Standard" style:family="paragraph">
      <style:text-properties style:font-name-complex="Times New Roman" fo:font-weight="bold" style:font-weight-asian="bold"/>
    </style:style>
    <style:style style:name="P14" style:parent-style-name="Standard" style:family="paragraph">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fo:font-weight="bold" style:font-weight-asian="bold"/>
    </style:style>
    <style:style style:name="P17" style:parent-style-name="Standard" style:family="paragraph">
      <style:text-properties style:font-name-complex="Times New Roman" fo:font-weight="bold" style:font-weight-asian="bold"/>
    </style:style>
    <style:style style:name="P18" style:parent-style-name="Standard" style:family="paragraph">
      <style:text-properties style:font-name-complex="Times New Roman"/>
    </style:style>
    <style:style style:name="P19" style:parent-style-name="Standard" style:family="paragraph">
      <style:text-properties style:font-name-complex="Times New Roman"/>
    </style:style>
    <style:style style:name="P20" style:parent-style-name="Standard" style:family="paragraph">
      <style:text-properties style:font-name-complex="Times New Roman" fo:font-weight="bold" style:font-weight-asian="bold"/>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fo:font-weight="bold" style:font-weight-asian="bold"/>
    </style:style>
    <style:style style:name="P24" style:parent-style-name="Standard" style:family="paragraph">
      <style:text-properties style:font-name-complex="Times New Roman" fo:font-weight="bold" style:font-weight-asian="bold"/>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fo:font-weight="bold" style:font-weight-asian="bold"/>
    </style:style>
    <style:style style:name="P27" style:parent-style-name="Standard" style:family="paragraph">
      <style:text-properties style:font-name-complex="Times New Roman" fo:font-weight="bold" style:font-weight-asian="bold"/>
    </style:style>
    <style:style style:name="P28" style:parent-style-name="Standard" style:family="paragraph">
      <style:text-properties style:font-name-complex="Times New Roman" fo:font-weight="bold" style:font-weight-asian="bold"/>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fo:font-weight="bold" style:font-weight-asian="bold"/>
    </style:style>
    <style:style style:name="P31" style:parent-style-name="Standard" style:family="paragraph">
      <style:text-properties style:font-name-complex="Times New Roman" fo:font-weight="bold" style:font-weight-asian="bold"/>
    </style:style>
    <style:style style:name="P32" style:parent-style-name="Standard" style:family="paragraph">
      <style:text-properties style:font-name-complex="Times New Roman" fo:font-weight="bold" style:font-weight-asian="bold"/>
    </style:style>
    <style:style style:name="P33" style:parent-style-name="Standard" style:family="paragraph">
      <style:text-properties style:font-name-complex="Times New Roman"/>
    </style:style>
    <style:style style:name="P34" style:parent-style-name="Standard" style:family="paragraph">
      <style:text-properties style:font-name-complex="Times New Roman" fo:font-weight="bold" style:font-weight-asian="bold"/>
    </style:style>
    <style:style style:name="P35" style:parent-style-name="Standard" style:family="paragraph">
      <style:text-properties style:font-name-complex="Times New Roman" fo:font-weight="bold" style:font-weight-asian="bold"/>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P38" style:parent-style-name="Standard" style:family="paragraph">
      <style:text-properties style:font-name-complex="Times New Roman"/>
    </style:style>
    <style:style style:name="P39" style:parent-style-name="Standard" style:family="paragraph">
      <style:text-properties style:font-name-complex="Times New Roman" fo:font-weight="bold" style:font-weight-asian="bold"/>
    </style:style>
    <style:style style:name="P40" style:parent-style-name="Standard" style:family="paragraph">
      <style:text-properties style:font-name-complex="Times New Roman" fo:font-weight="bold" style:font-weight-asian="bold"/>
    </style:style>
    <style:style style:name="P41" style:parent-style-name="Standard" style:family="paragraph">
      <style:text-properties style:font-name-complex="Times New Roman"/>
    </style:style>
    <style:style style:name="P42" style:parent-style-name="Standard" style:family="paragraph">
      <style:text-properties style:font-name-complex="Times New Roman"/>
    </style:style>
    <style:style style:name="P43" style:parent-style-name="Standard" style:family="paragraph">
      <style:text-properties style:font-name-complex="Times New Roman" fo:font-weight="bold" style:font-weight-asian="bold" style:font-weight-complex="bold"/>
    </style:style>
    <style:style style:name="P44" style:parent-style-name="Standard" style:family="paragraph">
      <style:text-properties style:font-name-complex="Times New Roman" fo:font-weight="bold" style:font-weight-asian="bold" style:font-weight-complex="bold"/>
    </style:style>
    <style:style style:name="P45" style:parent-style-name="Standard" style:family="paragraph">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text-properties style:font-name-complex="Times New Roman" fo:font-weight="bold" style:font-weight-asian="bold"/>
    </style:style>
    <style:style style:name="P48" style:parent-style-name="Standard" style:family="paragraph">
      <style:text-properties style:font-name-complex="Times New Roman" fo:font-weight="bold" style:font-weight-asian="bold"/>
    </style:style>
    <style:style style:name="P49" style:parent-style-name="Standard" style:family="paragraph">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fo:font-weight="bold" style:font-weight-asian="bold"/>
    </style:style>
    <style:style style:name="P52" style:parent-style-name="Standard" style:family="paragraph">
      <style:text-properties style:font-name-complex="Times New Roman" fo:font-weight="bold" style:font-weight-asian="bold"/>
    </style:style>
    <style:style style:name="P53" style:parent-style-name="Standard" style:family="paragraph">
      <style:text-properties style:font-name-complex="Times New Roman"/>
    </style:style>
    <style:style style:name="P54" style:parent-style-name="Standard" style:family="paragraph">
      <style:text-properties style:font-name-complex="Times New Roman"/>
    </style:style>
    <style:style style:name="P55" style:parent-style-name="Standard" style:family="paragraph">
      <style:text-properties style:font-name-complex="Times New Roman"/>
    </style:style>
    <style:style style:name="P56" style:parent-style-name="Standard" style:family="paragraph">
      <style:text-properties style:font-name-complex="Times New Roman" fo:font-weight="bold" style:font-weight-asian="bold"/>
    </style:style>
    <style:style style:name="P57" style:parent-style-name="Standard" style:family="paragraph">
      <style:text-properties style:font-name-complex="Times New Roman" fo:font-weight="bold" style:font-weight-asian="bold"/>
    </style:style>
    <style:style style:name="P58" style:parent-style-name="Standard" style:family="paragraph">
      <style:text-properties style:font-name-complex="Times New Roman"/>
    </style:style>
    <style:style style:name="P59" style:parent-style-name="Standard" style:family="paragraph">
      <style:text-properties style:font-name-complex="Times New Roman"/>
    </style:style>
    <style:style style:name="P60" style:parent-style-name="Standard" style:family="paragraph">
      <style:text-properties style:font-name-complex="Times New Roman"/>
    </style:style>
    <style:style style:name="P61" style:parent-style-name="Standard" style:family="paragraph">
      <style:text-properties style:font-name-complex="Times New Roman" fo:font-weight="bold" style:font-weight-asian="bold"/>
    </style:style>
    <style:style style:name="P62" style:parent-style-name="Standard" style:family="paragraph">
      <style:text-properties style:font-name-complex="Times New Roman" fo:font-weight="bold" style:font-weight-asian="bold"/>
    </style:style>
    <style:style style:name="P63" style:parent-style-name="Standard" style:family="paragraph">
      <style:text-properties style:font-name-complex="Times New Roman"/>
    </style:style>
    <style:style style:name="P64" style:parent-style-name="Standard" style:family="paragraph">
      <style:text-properties fo:font-weight="bold" style:font-weight-asian="bold" style:font-weight-complex="bold"/>
    </style:style>
  </office:automatic-styles>
  <office:body>
    <office:text text:use-soft-page-breaks="true">
      <text:p text:style-name="P1">Graphics and Animation Tools</text:p>
      <text:p text:style-name="P2">LAB</text:p>
      <text:p text:style-name="P3">Experiment – 8 <text:s/>Design of 3D CAR using Blender.</text:p>
      <text:p text:style-name="P4"/>
      <text:p text:style-name="P5">Step – 1:</text:p>
      <text:p text:style-name="P6"/>
      <text:p text:style-name="P7">Open Blender and clear off the pre existing objects and add in the reference image in X,Y and Z plane and scale all three to 2<text:s/>points.Image positions shall be adjusted later on with respect to each other.</text:p>
      <text:p text:style-name="Standard"><text:span text:style-name="T8">Refence pic for my model has been downloaded from<text:s/></text:span><text:a xlink:href="https://drawingdatabase.com/chevrolet-camaro/" office:target-frame-name="_top" xlink:show="replace"><text:span text:style-name="T9">https://drawingdatabase.com/chevrolet-camaro/</text:span></text:a><text:span text:style-name="T10">.</text:span></text:p>
      <text:p text:style-name="P11"/>
      <text:p text:style-name="P12">Step – 2:</text:p>
      <text:p text:style-name="P13"/>
      <text:p text:style-name="P14"><text:s/>Now starting from the side view of the car, Add a cube surface and adjust it according to the height and length of the entire car.</text:p>
      <text:p text:style-name="P15"/>
      <text:p text:style-name="P16">Step – 3:</text:p>
      <text:p text:style-name="P17"/>
      <text:p text:style-name="P18">Now go to the back view and adjust the image inside the cube. Adjust the length of cube with the height and width of<text:s/>car. Repeat the same with front view and top view by rotating the axis by the required angle.</text:p>
      <text:p text:style-name="P19"/>
      <text:p text:style-name="P20">Step – 4:</text:p>
      <text:p text:style-name="P21">Now our cube is placed in the positions we want, now we can start our modeling. To begin with, we add a plane, while being in the top view.</text:p>
      <text:p text:style-name="P22"/>
      <text:p text:style-name="P23">Step –<text:s/>5:</text:p>
      <text:p text:style-name="P24"/>
      <text:p text:style-name="P25">Add a loop cut to the plane after positioning it exactly on the center of roof and add a mirror modifier to the plane which automatically makes change on the other side which we manually perform on one side.</text:p>
      <text:p text:style-name="P26"/>
      <text:p text:style-name="P27">Step – 6:</text:p>
      <text:p text:style-name="P28"/>
      <text:p text:style-name="P29">Turn on the clipping and adjust<text:s/>the vertices of the plane to the edged of the roof as precisely as possible. And now add loop cuts to the plane to adjust the curvy boundaries.</text:p>
      <text:p text:style-name="P30"/>
      <text:p text:style-name="P31">Step – 7:</text:p>
      <text:p text:style-name="P32"/>
      <text:p text:style-name="P33">Now go the side view and adjust the front and rear of the roof by bringing the vertices down and sticking to the rooftop only. Extend the plane from front and back to create the wind shield and the rear window, add more loop cuts for refinement.</text:p>
      <text:p text:style-name="P34"/>
      <text:p text:style-name="P35">Step – 8:</text:p>
      <text:p text:style-name="P36"><text:s/></text:p>
      <text:p text:style-name="P37">As we move on, we extend the plane in the angle we want our bonet and diky to be, and further extend it downwards for the head lamps and tail lamp section. (NOTE:- These modifications are being made in the front and rear view respectively.)</text:p>
      <text:p text:style-name="P38"/>
      <text:p text:style-name="P39">Step – 9:</text:p>
      <text:p text:style-name="P40"/>
      <text:p text:style-name="P41">Moving on the side view, we extend the plane to make the doors and add the loop cuts, and use the<text:s/>knife tool for the areas we need a customized cut. More cuts just improves the surface quality.</text:p>
      <text:p text:style-name="P42"/>
      <text:p text:style-name="P43">Step – 10:</text:p>
      <text:p text:style-name="P44"/>
      <text:p text:style-name="P45">Next what we do is intrude the plane we have on the tire surface. Now for the tires we need to add circle by placing the cursor at the center of <text:s/>surface we made for our circle..</text:p>
      <text:p text:style-name="P46"/>
      <text:p text:style-name="P47">Step – 11:</text:p>
      <text:p text:style-name="P48"/>
      <text:p text:style-name="P49">First focusing on this circle, we rotate it via Y axis to make it parallel to the side surface of the car, and now adjust the circumference according to the requirement.</text:p>
      <text:p text:style-name="P50"/>
      <text:p text:style-name="P51">Step – 12:</text:p>
      <text:p text:style-name="P52"/>
      <text:p text:style-name="P53">Next we select all the<text:s/>vertices on the circle, press E and extend it to increase the width of the tire.</text:p>
      <text:p text:style-name="P54">Next, selecting all the vertices, including the extended ones too, we simply extend it inwards toward the center for the required width of the circle. Now select the vertices<text:s/>on the encircles and press F to add a face.</text:p>
      <text:p text:style-name="P55"/>
      <text:p text:style-name="P56">Step – 13:</text:p>
      <text:p text:style-name="P57"/>
      <text:p text:style-name="P58">Now coming to the outer visible face of tire, we select the inner circle and with the help of knife cut some loops for the spokes/alloys as shown in the final result. Width of the spokes are then adjusted.</text:p>
      <text:p text:style-name="P59">Duplicate the tire three times and <text:s/>rotate two of them exactly opposite.</text:p>
      <text:p text:style-name="P60"/>
      <text:p text:style-name="P61">Step – 14:</text:p>
      <text:p text:style-name="P62"/>
      <text:p text:style-name="P63">Finally add a plane for the base on which the car will be showcased.</text:p>
      <text:p text:style-name="P64"/>
      <text:p text:style-name="Standard"/>
      <text:p text:style-name="Standard"/>
      <text:p text:style-name="Standard">Drive Link:<text:s/></text:p>
      <text:p text:style-name="Standard"/>
      <text:p text:style-name="Standard">https://drive.google.com/folderview?id=17oe3fQhyIXKiqWvcUYQXpOrhRX2I5V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utam Sachdeva</meta:initial-creator>
    <dc:creator>MUKUL SHARMA</dc:creator>
    <meta:creation-date>2020-09-10T11:11:00Z</meta:creation-date>
    <dc:date>2020-11-06T18:20:00Z</dc:date>
    <meta:template xlink:href="Normal" xlink:type="simple"/>
    <meta:editing-cycles>18</meta:editing-cycles>
    <meta:editing-duration>PT17520S</meta:editing-duration>
    <meta:document-statistic meta:page-count="2" meta:paragraph-count="6" meta:word-count="490" meta:character-count="3281" meta:row-count="23" meta:non-whitespace-character-count="2797"/>
  </office:meta>
</office:document-meta>
</file>